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312" calcext:value-type="float">
            <text:p>82.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096" calcext:value-type="float">
            <text:p>80.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20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1856" calcext:value-type="float">
            <text:p>79.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6992" calcext:value-type="float">
            <text:p>79.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5656" calcext:value-type="float">
            <text:p>79.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624" calcext:value-type="float">
            <text:p>76.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4176" calcext:value-type="float">
            <text:p>75.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496" calcext:value-type="float">
            <text:p>73.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1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3968" calcext:value-type="float">
            <text:p>73.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1672" calcext:value-type="float">
            <text:p>72.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5576" calcext:value-type="float">
            <text:p>72.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528" calcext:value-type="float">
            <text:p>72.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192" calcext:value-type="float">
            <text:p>72.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144" calcext:value-type="float">
            <text:p>72.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509605</text:p>
          </table:table-cell>
          <table:table-cell office:value-type="string" calcext:value-type="string">
            <text:p>Dry Creek South Quad</text:p>
          </table:table-cell>
          <table:table-cell office:value-type="string" calcext:value-type="string">
            <text:p>200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048" calcext:value-type="float">
            <text:p>72.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